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59H58M23.114051S" calcext:value-type="time">
            <text:p>1359:5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4H05M42.337S" calcext:value-type="time">
            <text:p>04:05</text:p>
          </table:table-cell>
          <table:table-cell table:style-name="ce3"/>
          <table:table-cell office:value-type="string" calcext:value-type="string">
            <text:p>VFX smoke cleanup, puzzle per-split difficulty, item duplicate rares preven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11H59M04.744S" calcext:value-type="time">
            <text:p>11:5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0]-[.B260] &gt; 0; [.C260]-[.B2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0]-[.F260] &gt; 0; [.G260]-[.F260]; 0)" office:value-type="time" office:time-value="PT00H00M00S" calcext:value-type="time">
            <text:p>00:00</text:p>
          </table:table-cell>
          <table:table-cell table:formula="of:=[.D260]+[.H2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3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07:54:25.6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05T15:21:47.942000000</dc:date>
    <meta:editing-duration>P60DT12H19M50S</meta:editing-duration>
    <meta:editing-cycles>1593</meta:editing-cycles>
    <meta:generator>LibreOffice/7.2.6.2$Windows_X86_64 LibreOffice_project/b0ec3a565991f7569a5a7f5d24fed7f52653d754</meta:generator>
    <dc:creator>Benjamin Laws</dc:creator>
    <meta:document-statistic meta:table-count="2" meta:cell-count="1935" meta:object-count="0"/>
  </office:meta>
</office:document-meta>
</file>